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0c00c7" officeooo:paragraph-rsid="000c00c7"/>
    </style:style>
    <style:style style:name="P4" style:family="paragraph" style:parent-style-name="Text_20_body">
      <style:text-properties officeooo:rsid="00138b36" officeooo:paragraph-rsid="00138b36"/>
    </style:style>
    <style:style style:name="P5" style:family="paragraph" style:parent-style-name="Text_20_body" style:list-style-name="L1">
      <style:text-properties officeooo:rsid="00138b36" officeooo:paragraph-rsid="00138b36"/>
    </style:style>
    <style:style style:name="P6" style:family="paragraph" style:parent-style-name="Text_20_body" style:list-style-name="L1">
      <style:text-properties officeooo:paragraph-rsid="00138b36"/>
    </style:style>
    <style:style style:name="P7" style:family="paragraph" style:parent-style-name="Text_20_body">
      <style:text-properties officeooo:rsid="0013cc1c" officeooo:paragraph-rsid="0013cc1c"/>
    </style:style>
    <style:style style:name="P8" style:family="paragraph" style:parent-style-name="Text_20_body">
      <style:text-properties officeooo:rsid="0017fbfc" officeooo:paragraph-rsid="001d1097"/>
    </style:style>
    <style:style style:name="P9" style:family="paragraph" style:parent-style-name="Text_20_body">
      <style:text-properties officeooo:rsid="001a0e06" officeooo:paragraph-rsid="001a0e06"/>
    </style:style>
    <style:style style:name="P10" style:family="paragraph" style:parent-style-name="Text_20_body">
      <style:text-properties officeooo:rsid="001f0f39" officeooo:paragraph-rsid="001f0f39"/>
    </style:style>
    <style:style style:name="P11" style:family="paragraph" style:parent-style-name="Text_20_body">
      <style:text-properties officeooo:rsid="0025ceb3" officeooo:paragraph-rsid="0025ceb3"/>
    </style:style>
    <style:style style:name="T1" style:family="text">
      <style:text-properties officeooo:rsid="00033034"/>
    </style:style>
    <style:style style:name="T2" style:family="text">
      <style:text-properties officeooo:rsid="000a45ef"/>
    </style:style>
    <style:style style:name="T3" style:family="text">
      <style:text-properties officeooo:rsid="000d9964"/>
    </style:style>
    <style:style style:name="T4" style:family="text">
      <style:text-properties officeooo:rsid="000f4560"/>
    </style:style>
    <style:style style:name="T5" style:family="text">
      <style:text-properties fo:font-style="normal" style:font-style-asian="normal" style:font-style-complex="normal"/>
    </style:style>
    <style:style style:name="T6" style:family="text">
      <style:text-properties fo:font-style="normal" officeooo:rsid="00138b36" style:font-style-asian="normal" style:font-style-complex="normal"/>
    </style:style>
    <style:style style:name="T7" style:family="text">
      <style:text-properties fo:font-style="normal" officeooo:rsid="0014cba0" style:font-style-asian="normal" style:font-style-complex="normal"/>
    </style:style>
    <style:style style:name="T8" style:family="text">
      <style:text-properties fo:font-style="normal" officeooo:rsid="0015b0e2" style:font-style-asian="normal" style:font-style-complex="normal"/>
    </style:style>
    <style:style style:name="T9" style:family="text">
      <style:text-properties fo:font-style="normal" officeooo:rsid="00160806" style:font-style-asian="normal" style:font-style-complex="normal"/>
    </style:style>
    <style:style style:name="T10" style:family="text">
      <style:text-properties fo:font-style="normal" officeooo:rsid="00167006" style:font-style-asian="normal" style:font-style-complex="normal"/>
    </style:style>
    <style:style style:name="T11" style:family="text">
      <style:text-properties fo:font-style="normal" officeooo:rsid="001897dc" style:font-style-asian="normal" style:font-style-complex="normal"/>
    </style:style>
    <style:style style:name="T12" style:family="text">
      <style:text-properties fo:font-style="normal" officeooo:rsid="001b27aa" style:font-style-asian="normal" style:font-style-complex="normal"/>
    </style:style>
    <style:style style:name="T13" style:family="text">
      <style:text-properties fo:font-style="normal" officeooo:rsid="001d1097" style:font-style-asian="normal" style:font-style-complex="normal"/>
    </style:style>
    <style:style style:name="T14" style:family="text">
      <style:text-properties fo:font-style="normal" officeooo:rsid="001f0f39" style:font-style-asian="normal" style:font-style-complex="normal"/>
    </style:style>
    <style:style style:name="T15" style:family="text">
      <style:text-properties fo:font-style="normal" officeooo:rsid="002077a6" style:font-style-asian="normal" style:font-style-complex="normal"/>
    </style:style>
    <style:style style:name="T16" style:family="text">
      <style:text-properties fo:font-style="normal" officeooo:rsid="00260c00" style:font-style-asian="normal" style:font-style-complex="normal"/>
    </style:style>
    <style:style style:name="T17" style:family="text">
      <style:text-properties fo:font-style="normal" officeooo:rsid="00264436"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1897dc" style:font-style-asian="italic" style:font-style-complex="italic"/>
    </style:style>
    <style:style style:name="T20" style:family="text">
      <style:text-properties fo:font-style="italic" officeooo:rsid="001d1097" style:font-style-asian="italic" style:font-style-complex="italic"/>
    </style:style>
    <style:style style:name="T21" style:family="text">
      <style:text-properties officeooo:rsid="0023aa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multi-agents appliqué à la simulation de gestion de planning logiciel</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possibles. Ainsi la projection des réalisations, et leurs délais exactes ne représente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3">L'objectif ici, est de proposer une technique de simulation de planning dans l'environnement du développement logiciel. <text:span text:style-name="T3">Cette technique repose sur la mise en place d'un système multi-agents, offrant une intelligence artificielle (I.A) dans la simulation.</text:span></text:p>
      <text:h text:style-name="Heading_20_1" text:outline-level="1">Exemple</text:h>
      <text:h text:style-name="Heading_20_1" text:outline-level="1"><text:span text:style-name="T4">Système multi-agents</text:span></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autonome. Ce peut être un processus, un robot, un être humain, etc.</text:p>
      <text:p text:style-name="P4">Y. Demazeau, en 1997, propose une mnémonique pour représenter les systèmes multi-agents intitulée <text:span text:style-name="T18">« Voyelles » :</text:span></text:p>
      <text:list xml:id="list881270184606862985" text:style-name="L1">
        <text:list-item>
          <text:p text:style-name="P6"><text:span text:style-name="T6">(A)gents : qui sont-ils ?</text:span></text:p>
        </text:list-item>
        <text:list-item>
          <text:p text:style-name="P5"><text:span text:style-name="T5">(E)nvironnement : comment est-il construit ?</text:span></text:p>
        </text:list-item>
        <text:list-item>
          <text:p text:style-name="P5"><text:span text:style-name="T5">(I)nteractions : qui peut faire quoi ?</text:span></text:p>
        </text:list-item>
        <text:list-item>
          <text:p text:style-name="P5"><text:span text:style-name="T5">(O)rganisation : modèle social, modèle de communication ?</text:span></text:p>
        </text:list-item>
        <text:list-item>
          <text:p text:style-name="P5"><text:span text:style-name="T5">(U)tilisateur : quelle est notre place en tant qu'utilisateur de l'outil de simulation ?</text:span></text:p>
        </text:list-item>
      </text:list>
      <text:h text:style-name="Heading_20_1" text:outline-level="1"><text:soft-page-break/>Modèle : <text:span text:style-name="T21">planification de projet</text:span></text:h>
      <text:p text:style-name="P7">Dans la simulation, un agent est un développeur. Cet agent est attribué à une tâche. De plus, il dispose d'une capacité de travail, appelée <text:span text:style-name="T18">WorkUnit. </text:span><text:span text:style-name="T5">Cette unité permet d'unifier la mesure temporelle au cœur de notre simulation est correspond à un tour dans l'avancement. Cela est comparable à la valeur </text:span><text:span text:style-name="T18">one-man-week </text:span><text:span text:style-name="T5">répandue en planification logicielle. Chaque développeur allouer à une tâche dispose</text:span><text:span text:style-name="T7">ra</text:span><text:span text:style-name="T5"> d'un capacité de </text:span><text:span text:style-name="T16">un</text:span><text:span text:style-name="T5"> </text:span><text:span text:style-name="T18">WorkUnit. </text:span><text:span text:style-name="T5">En revanche lorsqu'il est alloué à une nouvelle tâche, cette capacité est divisée par deux, pendant un tour. </text:span><text:span text:style-name="T8">Ceci mod</text:span><text:span text:style-name="T17">é</text:span><text:span text:style-name="T8">l</text:span><text:span text:style-name="T9">ise</text:span><text:span text:style-name="T8">, le temps d'adaptation, </text:span><text:span text:style-name="T10">ou apprentissage </text:span><text:span text:style-name="T8">nécessaire à un développeur pour travailler sur une nouvelle implémentation.</text:span></text:p>
      <text:p text:style-name="P8"><text:span text:style-name="T8">U</text:span><text:span text:style-name="T5">ne tâche, représente une itération dans l'avancement du projet. Un projet est une série hiérarchique de tâches, mises à la suite des autres, ou en parallèle. </text:span><text:span text:style-name="T11">Ainsi une tâche se caractérise par un ensemble d'agents </text:span><text:span text:style-name="T19">développeur</text:span><text:span text:style-name="T11"> qui lui sont attribués. De plus, elle dispose d'une valeur de </text:span><text:span text:style-name="T19">WorkUnits </text:span><text:span text:style-name="T11">nécessaire</text:span><text:span text:style-name="T14">s</text:span><text:span text:style-name="T11"> à son aboutissement. </text:span><text:span text:style-name="T13">Une tâche nécessitant trois </text:span><text:span text:style-name="T20">WorkUnits </text:span><text:span text:style-name="T13">de travail, auquel on alloue un seul développeur sera réalisée au terme de trois itérations. Si toutefois, trois développeurs sont alloués à la tâche elle aboutira au bout d'un seul tour.</text:span></text:p>
      <text:p text:style-name="P9"><text:span text:style-name="T11">E</text:span><text:span text:style-name="T5">nvirronement</text:span></text:p>
      <text:p text:style-name="P10"><text:span text:style-name="T5">Valeurs entières : </text:span><text:span text:style-name="T15">WorksUnits (aleatoire, ajout de mili ± WorksUnits chaque itération)</text:span></text:p>
      <text:p text:style-name="P9"><text:span text:style-name="T5">Déf tour(itér) → allocation hiring, ajustement délais des tâches </text:span><text:span text:style-name="T12">(aléatoires)</text:span></text:p>
      <text:h text:style-name="Heading_20_1" text:outline-level="1">Implémentation</text:h>
      <text:h text:style-name="Heading_20_1" text:outline-level="1">Résultats</text:h>
      <text:h text:style-name="Heading_20_1" text:outline-level="1">Validation</text:h>
      <text:h text:style-name="Heading_20_1" text:outline-level="1">Conclusion</text:h>
      <text:p text:style-name="P11">SMA : simplification des modèles propos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3T13:08:55.239088297</dc:date>
    <dc:creator>Berenguer Pierre-philippe</dc:creator>
    <meta:editing-duration>PT1H56M52S</meta:editing-duration>
    <meta:editing-cycles>34</meta:editing-cycles>
    <meta:generator>LibreOffice/4.3.3.2$Linux_x86 LibreOffice_project/430m0$Build-2</meta:generator>
    <meta:document-statistic meta:table-count="0" meta:image-count="0" meta:object-count="0" meta:page-count="2" meta:paragraph-count="25" meta:word-count="503" meta:character-count="3367" meta:non-whitespace-character-count="2894"/>
  </office:meta>
</office:document-meta>
</file>